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3"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4" style:family="paragraph" style:parent-style-name="Standard">
      <style:paragraph-properties fo:margin-top="0in" fo:margin-bottom="0in" fo:line-height="100%" fo:text-align="start" style:justify-single-word="false"/>
      <style:text-properties fo:color="#3b3d40"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variant="normal" fo:text-transform="none" fo:color="#000000" style:font-name="Georgia" fo:letter-spacing="normal" fo:language="none" fo:country="none" fo:font-style="normal" fo:font-weight="bold" style:font-name-asian="Georgia" style:language-asian="none" style:country-asian="none" style:font-weight-asian="bold" style:font-name-complex="Georgia" style:language-complex="none" style:country-complex="none" style:font-weight-complex="bold"/>
    </style:style>
    <style:style style:name="T3" style:family="text">
      <style:text-properties fo:font-variant="normal" fo:text-transform="none" fo:color="#000000" style:font-name="Georgia" fo:letter-spacing="normal" fo:language="none" fo:country="none" fo:font-style="normal" fo:font-weight="normal" style:font-name-asian="Georgia" style:language-asian="none" style:country-asian="none" style:font-weight-asian="normal" style:font-name-complex="Georgia" style:language-complex="none" style:country-complex="none" style:font-weight-complex="normal"/>
    </style:style>
    <style:style style:name="T4" style:family="text">
      <style:text-properties fo:font-variant="normal" fo:text-transform="none" fo:color="#000000" style:font-name="Georgia" fo:letter-spacing="normal" fo:language="none" fo:country="none" fo:font-style="normal" fo:font-weight="normal" style:font-name-asian="Georgia" style:language-asian="none" style:country-asian="none" style:font-name-complex="Georgia" style:language-complex="none" style:country-complex="none"/>
    </style:style>
    <style:style style:name="T5" style:family="text">
      <style:text-properties fo:font-variant="normal" fo:text-transform="none" fo:color="#000000" fo:letter-spacing="normal" fo:language="none" fo:country="none" fo:font-style="normal" fo:font-weight="normal" style:font-name-asian="Georgia" style:language-asian="none" style:country-asian="none" style:font-name-complex="Georgia" style:language-complex="none" style:country-complex="none"/>
    </style:style>
    <style:style style:name="T6" style:family="text">
      <style:text-properties fo:color="#000000" style:font-name="Georgia" fo:language="none" fo:country="none" style:font-name-asian="Georgia" style:language-asian="none" style:country-asian="none" style:font-name-complex="Georgia" style:language-complex="none" style:country-complex="none"/>
    </style:style>
    <style:style style:name="T7" style:family="text">
      <style:text-properties fo:color="#000000" fo:language="none" fo:country="none" style:font-name-asian="Georgia" style:language-asian="none" style:country-asian="none" style:font-name-complex="Georgia" style:language-complex="none" style:country-complex="none"/>
    </style:style>
    <style:style style:name="T8" style:family="text">
      <style:text-properties fo:color="#000000"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9" style:family="text">
      <style:text-properties fo:language="none" fo:country="none" style:font-name-asian="Georgia" style:language-asian="none" style:country-asian="none" style:font-weight-asian="normal" style:font-name-complex="Georgia" style:language-complex="none" style:country-complex="none" style:font-weight-complex="normal"/>
    </style:style>
    <style:style style:name="T10"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1" style:family="text">
      <style:text-properties fo:font-style="italic" style:text-underline-style="solid" style:text-underline-width="auto" style:text-underline-color="font-color"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ross Carriers</text:span></text:p>
      <text:p text:style-name="P1"><text:span text:style-name="T1">Read:</text:span> Mark 8:34-37</text:p>
      <text:p text:style-name="P1"><text:span text:style-name="T1">Text:</text:span> Mark 8:34 b “...<text:span text:style-name="T5">Whosoever will come after me, let him deny him-self, and take up his cross, and follow me.”</text:span></text:p>
      <text:p text:style-name="P3"><text:span text:style-name="T1">Introduction:</text:span> <text:s/>What do you think it means to deny yourself, take up your cross, and follow Christ? <text:s/>For a very long time I thought that taking up my cross was learning to live with the situations that come as we serve Christ. <text:s/>Have you heard someone moan about a situation and say : “Well that's just a cross that I'll have to bear?” <text:s/>When you look at the context of this scripture it seems that perhaps I was wrong about what this verse means. </text:p>
      <text:p text:style-name="P3"/>
      <text:p text:style-name="P3"><text:span text:style-name="T1">The precursor:</text:span> Jesus specifies just who He is speaking to here. <text:s/>He says: “<text:span text:style-name="T8">Whosoever will come after me</text:span>”He states that the persons being addressed are those who desire to follow Him. <text:s/>Can I ask if there are any of these persons here this morning? <text:s/><text:span text:style-name="T11">Is there anyone in the house that desires to follow Christ</text:span>? <text:s/>If you are here with no intention of following Christ then these verses will be just empty words however if you are intending to follow Christ then you will find this message is pertinent to each and every facet of your life. <text:s/></text:p>
      <text:p text:style-name="P3"/>
      <text:p text:style-name="P3"><text:span text:style-name="T1">The first task:</text:span> Jesus says: “<text:span text:style-name="T8">let him deny himself</text:span><text:span text:style-name="T7">.” <text:s text:c="2"/>No one wakes up in the morning and says: “I want to carry a cross today.” <text:s/>Carrying your cross starts with self denial. <text:s/>Carrying your cross in antithetical to the self absorbed person.</text:span></text:p>
      <text:p text:style-name="P3"/>
      <text:p text:style-name="P3"><text:span text:style-name="T1">The purpose of a cross: </text:span><text:s/>I know that we all think a cross makes a nice piece of jewelry. <text:s/>It looks good around our neck or adorning our lapel but have you ever thought about the purpose of a cross? <text:s/>The cross has no practical purpose except as an instrument of death. <text:s/></text:p>
      <text:p text:style-name="P3"/>
      <text:p text:style-name="P3"><text:span text:style-name="T1">The task of cross transportation:</text:span> Once one was sentenced to death the cross would be made in two pieces. Usually the cross beam was strapped to the condemned man and he was marched to the place of crucifixion where the cross beam would be attached to the pole and then it would be raised to fall into the hole dug for it's purpose. <text:s/>In the case of Christ He was tasked with carrying the entire cross from Rome to Golgotha. <text:s/>Nobody would chose to carry a cross...it would be a suicidal mission. <text:s/>Only one sentenced to death would carry a cross.</text:p>
      <text:p text:style-name="P3"/>
      <text:p text:style-name="P3"><text:span text:style-name="T1">The use of a cross:</text:span> In Biblical times the Romans were famous for utilizing the most painful methods of death. <text:s/>It would be hard to find a more painful death than that of hanging on a cross after an application of scourging. <text:s/>The criminal must push his legs up to keep his esophagus from collapsing causing him to strangle to death. <text:s/>When death finally comes it is agonizing. <text:s/>In the crucifixion story the soldiers broke the legs of the thieves to hasten this process causing their death. <text:s/></text:p>
      <text:p text:style-name="P3"/>
      <text:p text:style-name="P3"><text:span text:style-name="T1">What Jesus did:</text:span> <text:s/>In the context of the command to take up our cross we find Jesus talking about an individual losing his life for the sake of the gospel and contrasting that with two questions: 1. “W<text:span text:style-name="T7">hat shall it profit a man, if he shall gain the whole world, and lose his own soul?” 2. “</text:span>W<text:span text:style-name="T7">hat shall a man give in exchange for his soul?” <text:s/>It seems very clear that He is not speaking about the personal problems that we deal with in our every day life but He is calling us to lay down our life for the sake of the gospel.</text:span></text:p>
      <text:p text:style-name="P3"><text:span text:style-name="T7"><text:s text:c="2"/>Here's the picture: Christ is our example. <text:s/>He is going to lead by example. <text:s/>He resisted the temptation to run from the cross. <text:s/>Instead he ran toward the cross. <text:s/>The songwriter said: “He could have called ten thousand angles to destroy the world and set Him free...but He died alone for you and me.” <text:s/></text:span></text:p>
      <text:p text:style-name="P3"><text:span text:style-name="T7"><text:s text:c="2"/>He refused to defend Himself when He was on trial. <text:s/>If He had opened His mouth in defense of Himself no one could have defeated Him in an argument. </text:span></text:p>
      <text:p text:style-name="P3"><text:span text:style-name="T7"><text:s text:c="2"/>He willingly suffered the anger and abuse of the crowd. He suffered scourging and went to the cross. <text:s/>He allowed Himself to be nailed to the cross and used none of His divine power to relieve any of the pain. <text:s/>He chose death so that He could provide eternal life for any and all who desire salvation.</text:span></text:p>
      <text:p text:style-name="P3"><text:span text:style-name="T7"/></text:p>
      <text:p text:style-name="P4"><text:span text:style-name="T2">What Jesus wants of us:</text:span><text:span text:style-name="T3"> </text:span><text:span text:style-name="T4">He asks that we deny ourselves, take up our cross and follow Him. <text:s/>Do what He does. <text:s/>WHY? <text:s/>Paul explains it in Colossians 3:1-3 “If ye then be risen with Christ, seek those things which are above, where Christ sitteth on the right hand of God. <text:s/></text:span><text:span text:style-name="T6">Set your affec-tion on things above, not on things on the earth. <text:s/></text:span><text:span text:style-name="T4">For ye are dead, and your life is hid with Christ in God.”</text:span></text:p>
      <text:p text:style-name="P3"><text:span text:style-name="T10"><text:s text:c="2"/></text:span><text:span text:style-name="T9">This life that we live down here is very unimportant when compared with eternity. <text:s/>When we set our affection on things above then the pleasures down here fade in importance. <text:s/></text:span></text:p>
      <text:p text:style-name="P3"><text:span text:style-name="T9"><text:s text:c="2"/>Here is a scenario that I want you to consider; <text:s/>(You are a 16 year old) <text:s/>You can have a Toy Tonka truck right now but if you wait until you are 20 you can have a brand new vehicle of your choice. <text:s/>What would you cho-ose? <text:s/>It seems like an easy choice; doesn't it?</text:span></text:p>
      <text:p text:style-name="P3"><text:span text:style-name="T9"><text:s text:c="2"/>It seems to me that many people are accepting the toys <text:s/>and trinkets of this world rather than the riches of heaven.</text:span></text:p>
      <text:p text:style-name="P3"><text:span text:style-name="T9"><text:s text:c="2"/>Jesus is asking that you and I toss the toys away (die to this world) and embrace the wealth that He offers 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7</meta:editing-cycles>
    <meta:creation-date>2014-03-28T17:34:00</meta:creation-date>
    <dc:date>2021-08-28T22:08:13.96</dc:date>
    <meta:editing-duration>P2DT1H18M29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8" meta:word-count="939" meta:character-count="50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